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3212*"/>
    </style:style>
    <style:style style:name="Table1.B" style:family="table-column">
      <style:table-column-properties style:column-width="2.2313in" style:rel-column-width="3213*"/>
    </style:style>
    <style:style style:name="Table1.A1" style:family="table-cell">
      <style:table-cell-properties fo:background-color="#80808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808080" fo:padding="0.0382in" fo:border="0.5pt solid #000000">
        <style:background-image/>
      </style:table-cell-properties>
    </style:style>
    <style:style style:name="Table1.A2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padding="0.0382in" fo:border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" officeooo:rsid="000a801e" officeooo:paragraph-rsid="000a801e"/>
    </style:style>
    <style:style style:name="P2" style:family="paragraph" style:parent-style-name="Standard">
      <style:text-properties style:font-name="Ubuntu" officeooo:rsid="0010f824" officeooo:paragraph-rsid="0010f824"/>
    </style:style>
    <style:style style:name="P3" style:family="paragraph" style:parent-style-name="Standard" style:list-style-name="L2">
      <style:text-properties style:font-name="Ubuntu" officeooo:rsid="00127bc2" officeooo:paragraph-rsid="00127bc2"/>
    </style:style>
    <style:style style:name="P4" style:family="paragraph" style:parent-style-name="Standard" style:list-style-name="L2">
      <style:text-properties style:font-name="Ubuntu" fo:font-weight="normal" officeooo:rsid="00128d6e" officeooo:paragraph-rsid="00128d6e" style:font-weight-asian="normal" style:font-weight-complex="normal"/>
    </style:style>
    <style:style style:name="P5" style:family="paragraph" style:parent-style-name="Standard">
      <style:text-properties style:font-name="Ubuntu" fo:font-weight="normal" officeooo:rsid="00128d6e" officeooo:paragraph-rsid="00128d6e" style:font-weight-asian="normal" style:font-weight-complex="normal"/>
    </style:style>
    <style:style style:name="P6" style:family="paragraph" style:parent-style-name="Standard">
      <style:text-properties style:font-name="Ubuntu" officeooo:paragraph-rsid="00154582"/>
    </style:style>
    <style:style style:name="P7" style:family="paragraph" style:parent-style-name="Table_20_Contents">
      <style:paragraph-properties fo:text-align="center" style:justify-single-word="false"/>
      <style:text-properties style:font-name="Ubuntu"/>
    </style:style>
    <style:style style:name="P8" style:family="paragraph" style:parent-style-name="Table_20_Contents">
      <style:paragraph-properties fo:text-align="center" style:justify-single-word="false"/>
      <style:text-properties style:font-name="Ubuntu" officeooo:rsid="00182273" officeooo:paragraph-rsid="00182273"/>
    </style:style>
    <style:style style:name="T1" style:family="text">
      <style:text-properties officeooo:rsid="000d73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801e" style:font-weight-asian="bold" style:font-weight-complex="bold"/>
    </style:style>
    <style:style style:name="T4" style:family="text">
      <style:text-properties fo:font-weight="bold" officeooo:rsid="000bcfc0" style:font-weight-asian="bold" style:font-weight-complex="bold"/>
    </style:style>
    <style:style style:name="T5" style:family="text">
      <style:text-properties officeooo:rsid="00127bc2"/>
    </style:style>
    <style:style style:name="T6" style:family="text">
      <style:text-properties officeooo:rsid="00128d6e"/>
    </style:style>
    <style:style style:name="T7" style:family="text">
      <style:text-properties officeooo:rsid="001438f6"/>
    </style:style>
    <style:style style:name="T8" style:family="text">
      <style:text-properties officeooo:rsid="001524fc"/>
    </style:style>
    <style:style style:name="T9" style:family="text">
      <style:text-properties officeooo:rsid="001822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1.</text:span><text:span text:style-name="T4">IDENTIFIKASI MASALAH</text:span></text:p>
      <text:p text:style-name="P6"><text:span text:style-name="T1">Bagaimana cara menentukan apakah seseorang Gemuk, Kurus, atau Normal/Ideal berdasarkan berat dan tinggi badan</text:span></text:p>
      <text:p text:style-name="P1"/>
      <text:p text:style-name="P2"><text:span text:style-name="T2">2.DESAIN SISTEM</text:span></text:p>
      <text:p text:style-name="P2">Langkah-Langkah yang diperlukan untuk mendapatkan hasil yang sesuai dengan keinginan <text:span text:style-name="T5">yaitu:</text:span></text:p>
      <text:list xml:id="list2385348179" text:style-name="L2">
        <text:list-item>
          <text:p text:style-name="P3">Menentukan variable yang akan digunakan <text:span text:style-name="T6">seperti</text:span> tinggi dan berat.</text:p>
        </text:list-item>
        <text:list-item>
          <text:p text:style-name="P3">Membuat input untuk tinggi dan berat dengan menggunakan class Scanner.</text:p>
        </text:list-item>
        <text:list-item>
          <text:p text:style-name="P3">Kemudian memasukkan data yang sudah diterima kedalam rumus <text:span text:style-name="T2">BMI.</text:span></text:p>
        </text:list-item>
        <text:list-item>
          <text:p text:style-name="P4">Lalu membuat if statement dengan ketentuan berikut:</text:p>
        </text:list-item>
      </text:list>
      <text:p text:style-name="P5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2" office:value-type="string">
            <text:p text:style-name="P8">BMI</text:p>
          </table:table-cell>
          <table:covered-table-cell/>
          <table:table-cell table:style-name="Table1.C1" table:number-rows-spanned="2" office:value-type="string">
            <text:p text:style-name="P8">Fisik</text:p>
          </table:table-cell>
        </table:table-row>
        <table:table-row>
          <table:table-cell table:style-name="Table1.A2" office:value-type="string">
            <text:p text:style-name="P8">Start</text:p>
          </table:table-cell>
          <table:table-cell table:style-name="Table1.B2" office:value-type="string">
            <text:p text:style-name="P8">End</text:p>
          </table:table-cell>
          <table:covered-table-cell table:style-name="Table1.C2"/>
        </table:table-row>
        <table:table-row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7"/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7"/>
          </table:table-cell>
        </table:table-row>
      </table:table>
      <text:p text:style-name="P5"/>
      <text:p text:style-name="P5"/>
      <text:list xml:id="list182513617530688" text:continue-numbering="true" text:style-name="L2">
        <text:list-item>
          <text:p text:style-name="P4">Setelah itu menampilkan <text:span text:style-name="T7">output dengan pernyataan Kurus, Gemuk, atau Ideal.</text:span></text:p>
        </text:list-item>
      </text:list>
      <text:p text:style-name="P1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49:55.789145286</meta:creation-date>
    <meta:generator>LibreOffice/7.3.7.2$Linux_X86_64 LibreOffice_project/30$Build-2</meta:generator>
    <dc:date>2024-03-13T18:25:12.486275649</dc:date>
    <meta:editing-duration>PT19M10S</meta:editing-duration>
    <meta:editing-cycles>16</meta:editing-cycles>
    <dc:creator>Aspian</dc:creator>
    <meta:document-statistic meta:table-count="1" meta:image-count="0" meta:object-count="0" meta:page-count="1" meta:paragraph-count="13" meta:word-count="83" meta:character-count="581" meta:non-whitespace-character-count="516"/>
  </office:meta>
</office:document-meta>
</file>